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InfoBlue">
      <style:paragraph-properties fo:margin-left="0cm" fo:margin-right="0cm" fo:text-indent="0.635cm" style:auto-text-indent="false"/>
    </style:style>
    <style:style style:name="P2" style:family="paragraph" style:parent-style-name="Standard">
      <style:text-properties fo:color="#0000ff" style:font-name="Times" style:font-name-complex="Times" style:font-style-complex="italic" text:display="none"/>
    </style:style>
    <style:style style:name="P3" style:family="paragraph" style:parent-style-name="Standard" style:list-style-name="WW8Num4"/>
    <style:style style:name="P4" style:family="paragraph" style:parent-style-name="Standard" style:list-style-name="WW8Num9"/>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Heading" style:master-page-name="Standard">
      <style:paragraph-properties style:page-number="auto"/>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Symbol" style:font-name-asian="Symbol" style:font-name-complex="Symbol"/>
    </style:style>
    <style:style style:name="T9" style:family="text">
      <style:text-properties fo:font-style="italic" style:font-style-asian="italic" text:display="none"/>
    </style:style>
    <style:style style:name="T1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ubject>&lt;Project Name&gt;</text:subject></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2"/>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InfoBlue">[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289675587" text:style-name="WW8Num4">
        <text:list-item>
          <text:p text:style-name="P3">Decision or constraint and justification</text:p>
        </text:list-item>
        <text:list-item>
          <text:p text:style-name="P3">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Describe the purpose, attributes, and function of the architectural mechanism.]</text:p>
      <text:h text:style-name="Heading_20_2" text:outline-level="2">Architectural Mechanism 2</text:h>
      <text:p text:style-name="P1">[Describe the purpose, attributes, and function of the architectural mechanism.]</text:p>
      <text:p text:style-name="Text_20_body"/>
      <text:h text:style-name="Heading_20_1" text:outline-level="1"><text:soft-page-break/>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3050680559" text:style-name="WW8Num9">
        <text:list-item>
          <text:p text:style-name="P4"><text:span text:style-name="T7">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4"><text:span text:style-name="T7">Operational:</text:span> Describes the physical nodes of the system and the processes, threads, and components that run on those physical nodes. This view isn’t necessary if the system runs in a single process and thread.</text:p>
        </text:list-item>
        <text:list-item>
          <text:p text:style-name="P4"><text:span text:style-name="T7">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ubject>&lt;Project Name&gt;</text:subject></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dd/mmm/yy&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1"></text:span><text:user-defined style:data-style-name="N0" text:name="Company">&lt;Company Name&gt;</text:user-defined>, <text:date style:data-style-name="N107" text:date-value="2018-11-15T11:26:12.835872857">2018</text:date></text:p>
            </table:table-cell>
            <table:table-cell table:style-name="Table1.A1" office:value-type="string">
              <text:p text:style-name="MP5">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keyword/>
    <dc:description/>
    <meta:creation-date>2018-11-15T11:26:02.222579959</meta:creation-date>
    <dc:creator>rbalduino</dc:creator>
    <dc:date>2007-07-16T20:32:00</dc:date>
    <meta:print-date>2001-03-15T14:26:00</meta:print-date>
    <meta:editing-cycles>1</meta:editing-cycles>
    <meta:editing-duration>PT6M</meta:editing-duration>
    <meta:document-statistic meta:table-count="2" meta:image-count="0" meta:object-count="0" meta:page-count="2" meta:paragraph-count="39" meta:word-count="655" meta:character-count="4404" meta:non-whitespace-character-count="3796"/>
    <meta:generator>LibreOffice/6.1.2.1$Linux_X86_64 LibreOffice_project/10$Build-1</meta:generator>
  </office:meta>
</office:document-meta>
</file>